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orrower information</text:p>
          </table:table-cell>
          <table:table-cell table:number-columns-repeated="3"/>
          <table:table-cell office:value-type="string" calcext:value-type="string">
            <text:p>Raw</text:p>
          </table:table-cell>
          <table:table-cell office:value-type="string" calcext:value-type="string">
            <text:p>Server must return approv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vid Salaza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(today)</text:p>
          </table:table-cell>
          <table:table-cell table:style-name="ce1" table:formula="of:=TODAY()" office:value-type="date" office:date-value="2017-08-09" calcext:value-type="date">
            <text:p>08/09/1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eet Address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4445 Marango Place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Las Vegas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Nevad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ip</text:p>
          </table:table-cell>
          <table:table-cell/>
          <table:table-cell office:value-type="string" calcext:value-type="string">
            <text:p>zip</text:p>
          </table:table-cell>
          <table:table-cell office:value-type="float" office:value="89147" calcext:value-type="float">
            <text:p>8914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te of birth</text:p>
          </table:table-cell>
          <table:table-cell/>
          <table:table-cell office:value-type="string" calcext:value-type="string">
            <text:p>date</text:p>
          </table:table-cell>
          <table:table-cell table:style-name="ce1" office:value-type="date" office:date-value="1989-10-23" calcext:value-type="date">
            <text:p>10/23/8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lephone numbe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2012085958" calcext:value-type="float">
            <text:p>201208595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email</text:p>
          </table:table-cell>
          <table:table-cell table:number-columns-repeated="2"/>
          <table:table-cell office:value-type="string" calcext:value-type="string">
            <text:p>Be able to send an em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river’s License Number</text:p>
          </table:table-cell>
          <table:table-cell/>
          <table:table-cell office:value-type="string" calcext:value-type="string">
            <text:p>Number &amp; letters</text:p>
          </table:table-cell>
          <table:table-cell office:value-type="float" office:value="1704258433" calcext:value-type="float">
            <text:p>1704258433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cial Security Numbe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67875322" calcext:value-type="float">
            <text:p>16787532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nder Information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dabrat A. Etwaru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dabrat Anand Etwaru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reet Address</text:p>
          </table:table-cell>
          <table:table-cell office:value-type="string" calcext:value-type="string">
            <text:p>52 Yale Avenu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52 Yale Avenue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Jersey City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J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Zip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number</text:p>
          </table:table-cell>
          <table:table-cell office:value-type="float" office:value="7304" calcext:value-type="float">
            <text:p>730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lephone number</text:p>
          </table:table-cell>
          <table:table-cell office:value-type="float" office:value="2012048791" calcext:value-type="float">
            <text:p>2012048791</text:p>
          </table:table-cell>
          <table:table-cell office:value-type="string" calcext:value-type="string">
            <text:p>phone</text:p>
          </table:table-cell>
          <table:table-cell office:value-type="float" office:value="2012048791" calcext:value-type="float">
            <text:p>2012048791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f paying by check make check payable to</text:p>
          </table:table-cell>
          <table:table-cell office:value-type="string" calcext:value-type="string">
            <text:p>Vedabrat Anand Etwaru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dabrat Anand Etwaru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nd payments to</text:p>
          </table:table-cell>
          <table:table-cell office:value-type="string" calcext:value-type="string">
            <text:p>52 Yale Avenue, Jersey City, NJ, 07304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52 Yale Avenue, Jersey City, NJ, 07304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oan Information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oan Amount</text:p>
          </table:table-cell>
          <table:table-cell/>
          <table:table-cell table:number-columns-repeated="2" office:value-type="float" office:value="6700" calcext:value-type="float">
            <text:p>6700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nterest Rate</text:p>
          </table:table-cell>
          <table:table-cell/>
          <table:table-cell table:number-columns-repeated="2" office:value-type="string" calcext:value-type="string">
            <text:p>13 % of face per year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an Period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3/15 to 6/15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ump Sum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Lump Sum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ocument Agreement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rr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ait so..</text:p>
          </table:table-cell>
        </table:table-row>
        <table:table-row table:style-name="ro1">
          <table:table-cell/>
          <table:table-cell office:value-type="string" calcext:value-type="string">
            <text:p>Dol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00000</text:p>
          </table:table-cell>
          <table:table-cell table:formula="of:=[Sheet1.D25]*1.13" office:value-type="float" office:value="7571" calcext:value-type="float">
            <text:p>7571</text:p>
          </table:table-cell>
        </table:table-row>
        <table:table-row table:style-name="ro1">
          <table:table-cell/>
          <table:table-cell office:value-type="string" calcext:value-type="string">
            <text:p>Interest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1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stallment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y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-3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l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hly/yearly/quarterly interv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y of mon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31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e lump pay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e</text:p>
          </table:table-cell>
          <table:table-cell table:style-name="ce1" table:formula="of:=[Sheet1.D3]+90" office:value-type="date" office:date-value="2017-11-07" calcext:value-type="date">
            <text:p>11/07/17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ymen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-3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lar am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va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-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lloon paym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 d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loan accelleratio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 of day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-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siness na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asnon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rtgag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st deed over real esta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ted 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bed mo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End terms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e</text:p>
          </table:table-cell>
          <table:table-cell table:style-name="ce1" table:formula="of:=TODAY()" office:value-type="date" office:date-value="2017-08-09" calcext:value-type="date">
            <text:p>08/09/17</text:p>
          </table:table-cell>
        </table:table-row>
        <table:table-row table:style-name="ro1">
          <table:table-cell/>
          <table:table-cell office:value-type="string" calcext:value-type="string">
            <text:p>Borrow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me</text:p>
          </table:table-cell>
          <table:table-cell table:formula="of:=[.E2]" office:value-type="string" office:string-value="Wait so.." calcext:value-type="string">
            <text:p>Wait so..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e</text:p>
          </table:table-cell>
          <table:table-cell table:style-name="ce1" table:formula="of:=TODAY()" office:value-type="date" office:date-value="2017-08-09" calcext:value-type="date">
            <text:p>08/09/17</text:p>
          </table:table-cell>
        </table:table-row>
        <table:table-row table:style-name="ro1">
          <table:table-cell/>
          <table:table-cell office:value-type="string" calcext:value-type="string">
            <text:p>L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e</text:p>
          </table:table-cell>
          <table:table-cell table:style-name="ce1" table:formula="of:=TODAY()" office:value-type="date" office:date-value="2017-08-09" calcext:value-type="date">
            <text:p>08/09/17</text:p>
          </table:table-cell>
        </table:table-row>
      </table:table>
      <table:table table:name="model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1:18:45.482479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9:25:39.550675180</meta:creation-date>
    <dc:date>2017-08-09T11:56:17.095059543</dc:date>
    <meta:editing-duration>PT32M4S</meta:editing-duration>
    <meta:editing-cycles>3</meta:editing-cycles>
    <meta:generator>LibreOffice/5.1.6.2$Linux_X86_64 LibreOffice_project/10m0$Build-2</meta:generator>
    <meta:document-statistic meta:table-count="3" meta:cell-count="216" meta:object-count="0"/>
  </office:meta>
</office:document-meta>
</file>